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006cm" svg:height="4.93cm" svg:x="2.493cm" svg:y="3.123cm" svg:viewBox="0 0 5007 4931" svg:d="M2383 4176c980 10 2089-499 2019-1602-71-1104-952-1973-1851-1828s-1825 738-1932 1851c-108 1114 784 1568 1764 1579zM5004 2213c61 1309-796 2561-2630 2705-1833 145-2460-924-2365-2252 96-1327 1315-2510 2679-2653 1362-142 2255 891 2316 2200z">
          <text:p/>
        </draw:path>
        <draw:path draw:style-name="gr2" draw:text-style-name="P1" draw:layer="layout" svg:width="0.957cm" svg:height="1.46cm" draw:transform="rotate (-0.386066830541146) translate (5.2633266321704cm 1.362241976327cm)" svg:viewBox="0 0 958 1461" svg:d="M957 231c-14 217-426 1087-545 1208-118 121-449-286-409-418 40-133 295-779 310-940s658-67 644 150z">
          <text:p/>
        </draw:path>
        <draw:path draw:style-name="gr3" draw:text-style-name="P1" draw:layer="layout" svg:width="0.903cm" svg:height="0.66cm" draw:transform="skewX (0.00122173047639597) rotate (-2.15652882376419) translate (6.3208736382088cm 1.54919549264571cm)" svg:viewBox="0 0 904 661" svg:d="M527 644c137-64 329-219 367-367 35-139-27-185-184-243-156-57-351-32-459-3-277 72-309 187-173 369s313 309 449 244z">
          <text:p/>
        </draw:path>
        <draw:path draw:style-name="gr3" draw:text-style-name="P1" draw:layer="layout" svg:width="0.835cm" svg:height="0.55cm" draw:transform="skewX (0.00139626340159539) rotate (-2.15705242253979) translate (5.5334725199636cm 2.32302411095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21:53:15.377000000</dc:date>
    <meta:editing-duration>PT2M53S</meta:editing-duration>
    <meta:editing-cycles>3</meta:editing-cycles>
    <meta:generator>LibreOffice/24.2.4.2$Windows_X86_64 LibreOffice_project/51a6219feb6075d9a4c46691dcfe0cd9c4fff3c2</meta:generator>
    <meta:document-statistic meta:object-count="4"/>
  </office:meta>
</office:document-meta>
</file>